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PopulatorConfigUtils.setDatabasePopulator( Element element , BeanDefinition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asePopulatorConfigUtils.createDatabasePopulator( Element element , List &lt; Element &gt; scripts , String execu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atabasePopulatorConfigUtils.getSeparator( Element element , Element script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